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3333" draw:marker-start-width="0.279cm" draw:marker-end-width="0.279cm" draw:fill-color="#ff9999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9900" draw:marker-start-width="0.279cm" draw:marker-end-width="0.279cm" draw:fill-color="#99cc99" draw:textarea-horizontal-align="justify" draw:textarea-vertical-align="middle" draw:auto-grow-height="false" fo:min-height="0.131cm" fo:min-width="0.389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" draw:marker-end-width="0.117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draw:marker-start-width="0.242cm" draw:marker-end="Arrow_20_concave" draw:marker-end-width="0.10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svg:stroke-color="#009900" draw:marker-start-width="0.279cm" draw:marker-end-width="0.279cm" draw:fill-color="#99cc99" draw:textarea-horizontal-align="justify" draw:textarea-vertical-align="middle" draw:auto-grow-height="false" fo:min-height="0.079cm" fo:min-width="0.337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ff3333" draw:marker-start-width="0.321cm" draw:marker-end-width="0.321cm" draw:fill-color="#ff9999" draw:textarea-horizontal-align="justify" draw:textarea-vertical-align="middle" draw:auto-grow-height="false" fo:min-height="2.083cm" fo:min-width="6.0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9900" draw:marker-start-width="0.321cm" draw:marker-end-width="0.321cm" draw:fill-color="#99cc99" draw:textarea-horizontal-align="justify" draw:textarea-vertical-align="middle" draw:auto-grow-height="false" fo:min-height="1.321cm" fo:min-width="6.024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336699" draw:marker-start-width="0.321cm" draw:marker-end-width="0.321cm" draw:fill-color="#99ccff" draw:textarea-horizontal-align="justify" draw:textarea-vertical-align="middle" draw:auto-grow-height="false" fo:min-height="5.385cm" fo:min-width="6.786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663399" draw:marker-start-width="0.321cm" draw:marker-end-width="0.321cm" draw:fill-color="#9966cc" draw:textarea-horizontal-align="justify" draw:textarea-vertical-align="middle" draw:auto-grow-height="false" fo:min-height="0.559cm" fo:min-width="6.02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669999" draw:marker-start-width="0.322cm" draw:marker-end-width="0.322cm" draw:fill-color="#99cccc" draw:textarea-horizontal-align="justify" draw:textarea-vertical-align="top" draw:auto-grow-height="false" fo:min-height="3.224cm" fo:min-width="6.022cm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004586" draw:marker-start-width="0.321cm" draw:marker-end-width="0.321cm" draw:fill-color="#0084d1" draw:opacity="100%" draw:textarea-horizontal-align="justify" draw:textarea-vertical-align="middle" draw:auto-grow-height="false" fo:min-height="3.353cm" fo:min-width="4.754cm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336699" draw:marker-start-width="0.279cm" draw:marker-end-width="0.279cm" draw:fill-color="#99ccff" draw:textarea-horizontal-align="justify" draw:textarea-vertical-align="middle" draw:auto-grow-height="false" fo:min-height="0.512cm" fo:min-width="1.532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0.3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</style:style>
    <style:style style:name="gr18" style:family="graphic" style:parent-style-name="standard">
      <style:graphic-properties svg:stroke-width="0.053cm" svg:stroke-color="#336699" draw:marker-start-width="0.279cm" draw:marker-end-width="0.279cm" draw:fill-color="#99ccff" draw:textarea-horizontal-align="justify" draw:textarea-vertical-align="middle" draw:auto-grow-height="false" fo:min-height="0.46cm" fo:min-width="1.48cm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ed_20__28_var_29_" svg:stroke-width="0.053cm" svg:stroke-color="#33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332cm" fo:min-width="1.67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4586" draw:marker-start-width="0.279cm" draw:marker-end-width="0.279cm" svg:stroke-opacity="100%" draw:fill-color="#0084d1" draw:textarea-horizontal-align="justify" draw:textarea-vertical-align="middle" draw:auto-grow-height="false" fo:min-height="1.909cm" fo:min-width="0.389cm" fo:padding-top="0.151cm" fo:padding-bottom="0.151cm" fo:padding-left="0.276cm" fo:padding-right="0.276cm"/>
    </style:style>
    <style:style style:name="gr23" style:family="graphic" style:parent-style-name="objectwithoutfill">
      <style:graphic-properties draw:stroke="dash" draw:stroke-dash="Dashed_20__28_var_29_" svg:stroke-width="0.053cm" svg:stroke-color="#00458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9999" draw:marker-start-width="0.279cm" draw:marker-end-width="0.279cm" draw:fill-color="#99cccc" draw:textarea-horizontal-align="justify" draw:textarea-vertical-align="middle" draw:auto-grow-height="false" fo:min-height="0.587cm" fo:min-width="0.303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53cm" svg:stroke-color="#004586" draw:marker-start-width="0.279cm" draw:marker-end-width="0.279cm" svg:stroke-opacity="100%" draw:fill-color="#0084d1" draw:textarea-horizontal-align="justify" draw:textarea-vertical-align="middle" draw:auto-grow-height="false" fo:min-height="1.857cm" fo:min-width="0.337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4586" draw:marker-start-width="0.279cm" draw:marker-end-width="0.279cm" svg:stroke-opacity="100%" draw:fill="solid" draw:fill-color="#0084d1" draw:textarea-horizontal-align="justify" draw:textarea-vertical-align="middle" draw:auto-grow-height="false" fo:min-height="1.857cm" fo:min-width="0.337cm" fo:padding-top="0.151cm" fo:padding-bottom="0.151cm" fo:padding-left="0.276cm" fo:padding-right="0.276cm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cc99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-color="#9966c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99cccc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-color="#0084d1" draw:opacity="100%"/>
      <style:paragraph-properties fo:text-align="center"/>
    </style:style>
    <style:style style:name="P11" style:family="paragraph">
      <style:paragraph-properties fo:text-align="center"/>
      <style:text-properties fo:color="#ff3300" fo:font-size="24pt" style:font-size-asian="24pt" style:font-size-complex="24pt"/>
    </style:style>
    <style:style style:name="P12" style:family="paragraph">
      <loext:graphic-properties draw:fill-color="#99ccff"/>
      <style:paragraph-properties fo:text-align="center"/>
      <style:text-properties fo:color="#ff3300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9900" fo:font-size="24pt" style:font-size-asian="24pt" style:font-size-complex="24pt"/>
    </style:style>
    <style:style style:name="P16" style:family="paragraph">
      <loext:graphic-properties draw:fill="none" draw:fill-color="#ffffff"/>
      <style:text-properties fo:color="#ff9900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-color="#0084d1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3300"/>
    </style:style>
    <style:style style:name="P21" style:family="paragraph">
      <loext:graphic-properties draw:fill-color="#99cccc"/>
      <style:paragraph-properties fo:text-align="center"/>
      <style:text-properties fo:color="#ff3300" fo:font-weight="bold" style:font-weight-asian="bold" style:font-weight-complex="bold"/>
    </style:style>
    <style:style style:name="P22" style:family="paragraph">
      <style:paragraph-properties fo:margin-top="0.102cm" fo:margin-bottom="0cm" fo:text-align="center"/>
      <style:text-properties fo:font-size="24pt" style:font-size-asian="24pt" style:font-size-complex="24pt"/>
    </style:style>
    <style:style style:name="P23" style:family="paragraph">
      <loext:graphic-properties draw:fill="solid" draw:fill-color="#0084d1"/>
      <style:paragraph-properties fo:margin-top="0.102cm" fo:margin-bottom="0cm"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color="#ff3300" fo:font-size="18pt" style:text-underline-style="none" fo:font-weight="bold" style:font-size-asian="18pt" style:font-weight-asian="bold" style:font-size-complex="18pt" style:font-weight-complex="bold"/>
    </style:style>
    <style:style style:name="T6" style:family="text">
      <style:text-properties fo:color="#ff33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lock Op Text" svg:width="0.889cm" svg:height="0.381cm" svg:x="15.002cm" svg:y="14.6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svg:x="15.002cm" svg:y="17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svg:x="15.002cm" svg:y="21.2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Block Op Text" svg:width="0.889cm" svg:height="0.381cm" draw:transform="rotate (1.5707963267949) translate (16.303cm 26.0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lock Op Text" svg:width="0.889cm" svg:height="0.381cm" draw:transform="rotate (1.5707963267949) translate (18.203cm 26.0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lock Op Text" svg:width="0.889cm" svg:height="0.381cm" draw:transform="rotate (-3.14159265358979) translate (19.891cm 21.525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Block Op Text" svg:x1="15.446cm" svg:y1="10.195cm" svg:x2="15.446cm" svg:y2="12.024cm">
          <text:p/>
        </draw:line>
        <draw:line draw:style-name="gr3" draw:text-style-name="P3" draw:layer="Block Op Text" svg:x1="15.446cm" svg:y1="14.208cm" svg:x2="15.446cm" svg:y2="14.665cm">
          <text:p/>
        </draw:line>
        <draw:line draw:style-name="gr3" draw:text-style-name="P3" draw:layer="Block Op Text" svg:x1="15.446cm" svg:y1="15.072cm" svg:x2="15.446cm" svg:y2="15.351cm">
          <text:p/>
        </draw:line>
        <draw:line draw:style-name="gr4" draw:text-style-name="P3" draw:layer="Block Op Text" svg:x1="15.446cm" svg:y1="24.112cm" svg:x2="15.446cm" svg:y2="25.56cm">
          <text:p/>
        </draw:line>
        <draw:line draw:style-name="gr5" draw:text-style-name="P3" draw:layer="Block Op Text" svg:x1="15.453cm" svg:y1="24.875cm" svg:x2="19.568cm" svg:y2="24.875cm">
          <text:p/>
        </draw:line>
        <draw:line draw:style-name="gr3" draw:text-style-name="P3" draw:layer="Block Op Text" svg:x1="19.446cm" svg:y1="25.562cm" svg:x2="19.446cm" svg:y2="23.962cm">
          <text:p/>
        </draw:line>
        <draw:line draw:style-name="gr3" draw:text-style-name="P3" draw:layer="Block Op Text" svg:x1="19.446cm" svg:y1="21.141cm" svg:x2="19.446cm" svg:y2="20.684cm">
          <text:p/>
        </draw:line>
        <draw:line draw:style-name="gr3" draw:text-style-name="P3" draw:layer="Block Op Text" svg:x1="19.446cm" svg:y1="21.805cm" svg:x2="19.446cm" svg:y2="21.551cm">
          <text:p/>
        </draw:line>
        <draw:custom-shape draw:style-name="gr2" draw:text-style-name="P2" draw:layer="Block Op Text" svg:width="0.889cm" svg:height="0.381cm" draw:transform="rotate (-3.14159265358979) translate (19.891cm 18.226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Block Op Text" svg:x1="19.446cm" svg:y1="17.839cm" svg:x2="19.446cm" svg:y2="17.331cm">
          <text:p/>
        </draw:line>
        <draw:line draw:style-name="gr3" draw:text-style-name="P3" draw:layer="Block Op Text" svg:x1="19.446cm" svg:y1="18.506cm" svg:x2="19.446cm" svg:y2="18.252cm">
          <text:p/>
        </draw:line>
        <draw:custom-shape draw:style-name="gr7" draw:text-style-name="P2" draw:layer="Block Op Text" svg:width="0.889cm" svg:height="0.381cm" draw:transform="rotate (-3.14159265358979) translate (19.891cm 14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Block Op Text" svg:x1="19.446cm" svg:y1="14.54cm" svg:x2="19.446cm" svg:y2="14.032cm">
          <text:p/>
        </draw:line>
        <draw:line draw:style-name="gr3" draw:text-style-name="P3" draw:layer="Block Op Text" svg:x1="19.446cm" svg:y1="15.207cm" svg:x2="19.446cm" svg:y2="14.953cm">
          <text:p/>
        </draw:line>
        <draw:line draw:style-name="gr3" draw:text-style-name="P3" draw:layer="Block Op Text" svg:x1="19.446cm" svg:y1="11.921cm" svg:x2="19.446cm" svg:y2="11.54cm">
          <text:p/>
        </draw:line>
        <draw:custom-shape draw:style-name="gr8" draw:text-style-name="P5" draw:layer="Block Op Text" svg:width="6.604cm" svg:height="2.413cm" svg:x="1.381cm" svg:y="17.383cm">
          <text:p text:style-name="P4"><text:span text:style-name="T1">Max Pooling</text:span></text:p>
          <text:p text:style-name="P4"><text:span text:style-name="T2">Kernel: [2, 2]</text:span></text:p>
          <text:p text:style-name="P4"><text:span text:style-name="T2">Stride: <text:s/>[1, 1]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Block Op Text" svg:width="6.604cm" svg:height="1.651cm" svg:x="1.381cm" svg:y="15.351cm">
          <text:p text:style-name="P4"><text:span text:style-name="T1">Bicubic Interpolation</text:span></text:p>
          <text:p text:style-name="P4"><text:span text:style-name="T2">Double width &amp; he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Block Op Text" svg:width="7.366cm" svg:height="5.715cm" svg:x="1cm" svg:y="20.1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Block Op Text" svg:width="6.604cm" svg:height="0.889cm" svg:x="1.381cm" svg:y="20.558cm">
          <text:p text:style-name="P4"><text:span text:style-name="T1">Batch 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Block Op Text" svg:width="6.604cm" svg:height="3.556cm" svg:x="1.381cm" svg:y="21.828cm">
          <text:p text:style-name="P4"><text:span text:style-name="T3">CONVOLUTION</text:span></text:p>
          <text:p text:style-name="P4"><text:span text:style-name="T4">Kernel: [3, 3]</text:span></text:p>
          <text:p text:style-name="P4"><text:span text:style-name="T4">Stride: <text:s/>[1, 1]</text:span></text:p>
          <text:p text:style-name="P4"><text:span text:style-name="T4">Filters: </text:span><text:span text:style-name="T5">8</text:span></text:p>
          <text:p text:style-name="P4"><text:span text:style-name="T4">Zero Padd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Block Op Text" svg:width="5.334cm" svg:height="3.683cm" draw:transform="rotate (1.5707963267949) translate (9.636cm 25.63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Block Op Text" svg:width="2.032cm" svg:height="0.762cm" svg:x="9.969cm" svg:y="24.093cm">
          <text:p text:style-name="P11"><text:span text:style-name="T6">8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871cm" svg:y1="25.206cm" svg:x2="12.252cm" svg:y2="25.206cm">
          <text:p/>
        </draw:line>
        <draw:line draw:style-name="gr15" draw:text-style-name="P3" draw:layer="layout" svg:x1="11.871cm" svg:y1="20.763cm" svg:x2="12.252cm" svg:y2="20.763cm">
          <text:p/>
        </draw:line>
        <draw:line draw:style-name="gr15" draw:text-style-name="P3" draw:layer="layout" svg:x1="12.252cm" svg:y1="25.233cm" svg:x2="12.252cm" svg:y2="20.763cm">
          <text:p/>
        </draw:line>
        <draw:custom-shape draw:style-name="gr16" draw:text-style-name="P13" draw:layer="layout" svg:width="1.143cm" svg:height="1.143cm" svg:x="1.381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5.588cm" svg:height="1.589cm" svg:x="2.524cm" svg:y="13.573cm">
          <draw:text-box>
            <text:p><text:span text:style-name="T1">C</text:span><text:span text:style-name="T1">o</text:span><text:span text:style-name="T1">n</text:span><text:span text:style-name="T1">c</text:span><text:span text:style-name="T1">a</text:span><text:span text:style-name="T1">t</text:span><text:span text:style-name="T1">e</text:span><text:span text:style-name="T1">n</text:span><text:span text:style-name="T1">a</text:span><text:span text:style-name="T1">ti</text:span><text:span text:style-name="T1">o</text:span><text:span text:style-name="T1">n</text:span></text:p>
            <text:p><text:span text:style-name="T7">Al</text:span><text:span text:style-name="T7">o</text:span><text:span text:style-name="T7">n</text:span><text:span text:style-name="T7">g </text:span><text:span text:style-name="T8">fil</text:span><text:span text:style-name="T8">te</text:span><text:span text:style-name="T8">rs</text:span><text:span text:style-name="T7"> </text:span><text:span text:style-name="T7">a</text:span><text:span text:style-name="T7">xi</text:span><text:span text:style-name="T7">s</text:span></text:p>
          </draw:text-box>
        </draw:frame>
        <draw:custom-shape draw:style-name="gr18" draw:text-style-name="P12" draw:layer="layout" svg:width="2.032cm" svg:height="0.762cm" svg:x="9.969cm" svg:y="23.093cm">
          <text:p text:style-name="P11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032cm" svg:height="0.762cm" svg:x="9.969cm" svg:y="22.093cm">
          <text:p text:style-name="P11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032cm" svg:height="0.762cm" svg:x="9.969cm" svg:y="21.093cm">
          <text:p text:style-name="P11"><text:span text:style-name="T6">8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366cm" svg:y1="20.177cm" svg:x2="10.017cm" svg:y2="23.098cm">
          <text:p/>
        </draw:line>
        <draw:line draw:style-name="gr19" draw:text-style-name="P3" draw:layer="layout" svg:x1="8.366cm" svg:y1="25.892cm" svg:x2="10.017cm" svg:y2="23.86cm">
          <text:p/>
        </draw:line>
        <draw:frame draw:style-name="gr20" draw:text-style-name="P16" draw:layer="layout" svg:width="0.972cm" svg:height="1.195cm" svg:x="12.303cm" svg:y="22.517cm">
          <draw:text-box>
            <text:p text:style-name="P15"><text:span text:style-name="T9">4</text:span></text:p>
          </draw:text-box>
        </draw:frame>
        <draw:custom-shape draw:style-name="gr21" draw:text-style-name="P17" draw:layer="layout" svg:width="2.222cm" svg:height="0.634cm" svg:x="18.335cm" svg:y="9.509cm">
          <text:p text:style-name="P4">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2.222cm" svg:height="0.634cm" svg:x="14.335cm" svg:y="9.513cm">
          <text:p text:style-name="P4">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446cm" svg:y1="10.652cm" svg:x2="19.446cm" svg:y2="10.144cm">
          <text:p/>
        </draw:line>
        <draw:custom-shape draw:style-name="gr22" draw:text-style-name="P19" draw:layer="layout" svg:width="0.889cm" svg:height="2.159cm" svg:x="15.002cm" svg:y="21.955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3.319cm" svg:y1="20.304cm" svg:x2="14.97cm" svg:y2="21.955cm">
          <text:p/>
        </draw:line>
        <draw:line draw:style-name="gr23" draw:text-style-name="P3" draw:layer="layout" svg:x1="13.319cm" svg:y1="25.638cm" svg:x2="14.97cm" svg:y2="24.114cm">
          <text:p/>
        </draw:line>
        <draw:custom-shape draw:style-name="gr24" draw:text-style-name="P21" draw:layer="layout" svg:width="0.855cm" svg:height="0.889cm" svg:x="19.019cm" svg:y="10.652cm">
          <text:p text:style-name="P20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855cm" svg:height="0.889cm" svg:x="17.002cm" svg:y="25.13cm">
          <text:p text:style-name="P20"><text:span text:style-name="T10">16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27cm" svg:y1="25.574cm" svg:x2="16.291cm" svg:y2="25.574cm">
          <text:p/>
        </draw:line>
        <draw:line draw:style-name="gr3" draw:text-style-name="P3" draw:layer="layout" svg:x1="16.697cm" svg:y1="25.574cm" svg:x2="17.002cm" svg:y2="25.574cm">
          <text:p/>
        </draw:line>
        <draw:line draw:style-name="gr3" draw:text-style-name="P3" draw:layer="layout" svg:x1="17.897cm" svg:y1="25.574cm" svg:x2="18.202cm" svg:y2="25.574cm">
          <text:p/>
        </draw:line>
        <draw:line draw:style-name="gr25" draw:text-style-name="P3" draw:layer="layout" svg:x1="18.628cm" svg:y1="25.574cm" svg:x2="19.441cm" svg:y2="25.574cm">
          <text:p/>
        </draw:line>
        <draw:line draw:style-name="gr5" draw:text-style-name="P3" draw:layer="layout" svg:x1="15.447cm" svg:y1="20.975cm" svg:x2="19.562cm" svg:y2="20.975cm">
          <text:p/>
        </draw:line>
        <draw:line draw:style-name="gr3" draw:text-style-name="P3" draw:layer="layout" svg:x1="15.446cm" svg:y1="17.502cm" svg:x2="15.446cm" svg:y2="17.959cm">
          <text:p/>
        </draw:line>
        <draw:line draw:style-name="gr3" draw:text-style-name="P3" draw:layer="layout" svg:x1="15.446cm" svg:y1="18.366cm" svg:x2="15.446cm" svg:y2="18.645cm">
          <text:p/>
        </draw:line>
        <draw:line draw:style-name="gr3" draw:text-style-name="P3" draw:layer="layout" svg:x1="15.446cm" svg:y1="20.796cm" svg:x2="15.446cm" svg:y2="21.253cm">
          <text:p/>
        </draw:line>
        <draw:line draw:style-name="gr3" draw:text-style-name="P3" draw:layer="layout" svg:x1="15.446cm" svg:y1="21.66cm" svg:x2="15.446cm" svg:y2="21.939cm">
          <text:p/>
        </draw:line>
        <draw:line draw:style-name="gr5" draw:text-style-name="P3" draw:layer="layout" svg:x1="15.441cm" svg:y1="17.675cm" svg:x2="19.556cm" svg:y2="17.675cm">
          <text:p/>
        </draw:line>
        <draw:line draw:style-name="gr5" draw:text-style-name="P3" draw:layer="layout" svg:x1="15.435cm" svg:y1="14.375cm" svg:x2="19.55cm" svg:y2="14.375cm">
          <text:p/>
        </draw:line>
        <draw:custom-shape draw:style-name="gr26" draw:text-style-name="P19" draw:layer="layout" svg:width="0.889cm" svg:height="2.159cm" svg:x="15.002cm" svg:y="18.655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5.002cm" svg:y="15.355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5.002cm" svg:y="12.055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0.889cm" svg:height="2.159cm" svg:x="19.002cm" svg:y="21.855cm">
          <text:p text:style-name="P18"><text:span text:style-name="T9">4</text:span></text:p>
          <text:p text:style-name="P1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0.889cm" svg:height="2.159cm" svg:x="19.002cm" svg:y="18.526cm">
          <text:p text:style-name="P22"><text:span text:style-name="T9">4</text:span></text:p>
          <text:p text:style-name="P22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0.889cm" svg:height="2.159cm" svg:x="19.002cm" svg:y="15.173cm">
          <text:p text:style-name="P22"><text:span text:style-name="T9">4</text:span></text:p>
          <text:p text:style-name="P22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0.889cm" svg:height="2.159cm" svg:x="19.002cm" svg:y="11.873cm">
          <text:p text:style-name="P22"><text:span text:style-name="T9">4</text:span></text:p>
          <text:p text:style-name="P22"><text:span text:style-name="T6">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lock Op Tex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2:21:52.190258971</meta:creation-date>
    <dc:date>2018-09-25T14:32:22.759830986</dc:date>
    <meta:editing-duration>PT4H39M29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